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Vormen – veelhoek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Vormen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Vormen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Dier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Auto'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Insek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– overig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Cisco - Egyéb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Cisco – me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Cisco – produc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Domino - norma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Domino – genummer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Elektronica – onderdelen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Elektronica – onderdelen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Elektronica – onderdelen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– parts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Elektronica – onderdelen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Elektronica – circui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Elektronica – teke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Elektronica – met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Mens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Architectuur – plattegron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Architectuur – meube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Architectuur – gebouw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Architectuur - badkamer, keuk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Architectuur – keuk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Architectuur – ramen, deur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Stroomdiagramm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Stroomdiagrammen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- faun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gebouw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plan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standbeeld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landschapp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sted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bloem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Therapeutisch – algeme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We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Voertuig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Teke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Blauwe m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Chemie – aminozur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Logische teke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Logische poor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Logo'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Pijl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01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02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03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04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05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06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07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08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09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10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11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lok - 12 uu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Pneumatica – onderdel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Computer – algeme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Computer – netwer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Computer – netwerkappara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Getall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Tekens – gevaa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Objec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- Af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Verenigde Staten van Ame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Australië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Azië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Zuid-Ame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Europ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Europa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Frankrij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- Frankrijk – regio'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–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teke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C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continen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Midden-Oos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Midden-Amerik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Middeleeuw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Mexico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oude tijd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symbol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historisch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Kaarten – Werel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Oogs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Breuk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Vlagg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Muziek – instrumen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Muziek – bladmuzie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Speciale pictogramm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vier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eten en drink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mens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object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ruimt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Foto's – reiz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OpenOffice.org logo'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Religi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Gebouw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Opsommingsteken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hu" fo:country="HU" style:font-name-asian="Andale Sans UI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6">2007.09.26</text:date>, <text:time>08:18:1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$Build-9207</meta:generator>
    <meta:creation-date>2006-08-23T21:34:34</meta:creation-date>
    <dc:date>2007-09-26T08:18:19</dc:date>
    <meta:editing-cycles>15</meta:editing-cycles>
    <meta:editing-duration>PT4H16M17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